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orizontal_20_Line">
      <style:text-properties style:font-name="Arial" fo:font-size="13pt" style:font-size-asian="13pt" style:font-size-complex="13pt"/>
    </style:style>
    <style:style style:name="P2" style:family="paragraph" style:parent-style-name="Preformatted_20_Text">
      <style:text-properties style:font-name="Arial" fo:font-size="13pt" style:font-size-asian="13pt" style:font-size-complex="13pt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Text_20_body">
      <style:text-properties style:font-name="Arial" fo:font-size="13pt" style:font-size-asian="13pt" style:font-size-complex="13pt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>
      <style:text-properties style:font-name="Arial" fo:font-size="13pt" style:font-size-asian="13pt" style:font-size-complex="13pt"/>
    </style:style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>
      <style:text-properties style:font-name="Arial" fo:font-size="13pt" style:font-size-asian="13pt" style:font-size-complex="13pt"/>
    </style:style>
    <style:style style:name="P15" style:family="paragraph" style:parent-style-name="Text_20_body" style:list-style-name="L8">
      <style:text-properties style:font-name="Arial" fo:font-size="13pt" style:font-size-asian="13pt" style:font-size-complex="13pt"/>
    </style:style>
    <style:style style:name="P16" style:family="paragraph" style:parent-style-name="Text_20_body" style:list-style-name="L1">
      <style:paragraph-properties fo:margin-top="0cm" fo:margin-bottom="0cm" loext:contextual-spacing="false"/>
    </style:style>
    <style:style style:name="P17" style:family="paragraph" style:parent-style-name="Text_20_body" style:list-style-name="L2">
      <style:paragraph-properties fo:margin-top="0cm" fo:margin-bottom="0cm" loext:contextual-spacing="false"/>
    </style:style>
    <style:style style:name="P18" style:family="paragraph" style:parent-style-name="Text_20_body" style:list-style-name="L3">
      <style:paragraph-properties fo:margin-top="0cm" fo:margin-bottom="0cm" loext:contextual-spacing="false"/>
    </style:style>
    <style:style style:name="P19" style:family="paragraph" style:parent-style-name="Text_20_body" style:list-style-name="L4">
      <style:paragraph-properties fo:margin-top="0cm" fo:margin-bottom="0cm" loext:contextual-spacing="false"/>
    </style:style>
    <style:style style:name="P20" style:family="paragraph" style:parent-style-name="Text_20_body" style:list-style-name="L5">
      <style:paragraph-properties fo:margin-top="0cm" fo:margin-bottom="0cm" loext:contextual-spacing="false"/>
    </style:style>
    <style:style style:name="P21" style:family="paragraph" style:parent-style-name="Text_20_body" style:list-style-name="L6">
      <style:paragraph-properties fo:margin-top="0cm" fo:margin-bottom="0cm" loext:contextual-spacing="false"/>
    </style:style>
    <style:style style:name="P22" style:family="paragraph" style:parent-style-name="Text_20_body" style:list-style-name="L7">
      <style:paragraph-properties fo:margin-top="0cm" fo:margin-bottom="0cm" loext:contextual-spacing="false"/>
    </style:style>
    <style:style style:name="P23" style:family="paragraph" style:parent-style-name="Horizontal_20_Line">
      <style:text-properties style:font-name="Arial" fo:font-size="20pt" style:font-size-asian="20pt" style:font-size-complex="20pt"/>
    </style:style>
    <style:style style:name="P24" style:family="paragraph" style:parent-style-name="Preformatted_20_Text" style:list-style-name="L7"/>
    <style:style style:name="P25" style:family="paragraph" style:parent-style-name="Preformatted_20_Text">
      <style:text-properties style:font-name="Arial" fo:font-size="13pt" style:font-size-asian="13pt" style:font-size-complex="13pt"/>
    </style:style>
    <style:style style:name="P26" style:family="paragraph" style:parent-style-name="Preformatted_20_Text">
      <style:paragraph-properties fo:margin-top="0cm" fo:margin-bottom="0.499cm" loext:contextual-spacing="false"/>
    </style:style>
    <style:style style:name="P27" style:family="paragraph" style:parent-style-name="Preformatted_20_Text" style:list-style-name="L7">
      <style:paragraph-properties fo:margin-top="0cm" fo:margin-bottom="0.499cm" loext:contextual-spacing="false"/>
    </style:style>
    <style:style style:name="P28" style:family="paragraph" style:parent-style-name="Preformatted_20_Text" style:list-style-name="L8">
      <style:paragraph-properties fo:margin-top="0cm" fo:margin-bottom="0.499cm" loext:contextual-spacing="false"/>
    </style:style>
    <style:style style:name="T1" style:family="text">
      <style:text-properties style:font-name="Arial"/>
    </style:style>
    <style:style style:name="T2" style:family="text">
      <style:text-properties style:font-name="Arial" fo:font-size="13pt" style:font-size-asian="13pt" style:font-size-complex="13pt"/>
    </style:style>
    <style:style style:name="T3" style:family="text">
      <style:text-properties style:font-name="Arial" fo:font-size="20pt" style:font-size-asian="20pt" style:font-size-complex="2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style:font-name="Arial"/>
    </style:style>
    <style:style style:name="T7" style:family="text">
      <style:text-properties style:font-name="Arial" fo:font-size="13pt" style:font-size-asian="13pt" style:font-size-complex="13pt"/>
    </style:style>
    <style:style style:name="T8" style:family="text">
      <style:text-properties style:font-name="Arial" fo:font-size="20pt" style:font-size-asian="20pt" style:font-size-complex="20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trong_20_Emphasis"><text:span text:style-name="T3">68: Análisis de tráfico de red en tiempo real usando Scapy</text:span></text:span></text:p>
      <text:p text:style-name="P23"/>
      <text:h text:style-name="Heading_20_3" text:outline-level="3"><text:span text:style-name="Strong_20_Emphasis"><text:span text:style-name="T2">Análisis de tráfico de red en tiempo real usando Scapy</text:span></text:span></text:h>
      <text:h text:style-name="Heading_20_4" text:outline-level="4"><text:span text:style-name="Strong_20_Emphasis"><text:span text:style-name="T2">Descripción Ampliada</text:span></text:span></text:h>
      <text:p text:style-name="Text_20_body"><text:span text:style-name="T2">Este proyecto tiene como objetivo analizar el tráfico de red en tiempo real, aprovechando la biblioteca </text:span><text:span text:style-name="Strong_20_Emphasis"><text:span text:style-name="T2">Scapy</text:span></text:span><text:span text:style-name="T2"> para capturar y manipular paquetes de red. Es útil para la detección de patrones sospechosos o maliciosos, y puede ser una herramienta valiosa en pruebas de penetración o auditorías de seguridad de redes.</text:span></text:p>
      <text:h text:style-name="Heading_20_4" text:outline-level="4"><text:span text:style-name="Strong_20_Emphasis"><text:span text:style-name="T2">Características Clave:</text:span></text:span></text:h>
      <text:list xml:id="list776404409" text:style-name="L5">
        <text:list-item>
          <text:p text:style-name="P20"><text:span text:style-name="Strong_20_Emphasis"><text:span text:style-name="T2">Captura de Paquetes en Tiempo Real</text:span></text:span><text:span text:style-name="T2">: La herramienta permite capturar todos los paquetes que pasan por la red en tiempo real. </text:span></text:p>
        </text:list-item>
        <text:list-item>
          <text:p text:style-name="P20"><text:span text:style-name="Strong_20_Emphasis"><text:span text:style-name="T2">Filtrado de Paquetes</text:span></text:span><text:span text:style-name="T2">: Usando filtros de </text:span><text:span text:style-name="Source_20_Text"><text:span text:style-name="T2">Scapy</text:span></text:span><text:span text:style-name="T2">, se pueden capturar solo los paquetes de interés (por ejemplo, solo los paquetes TCP o UDP). </text:span></text:p>
        </text:list-item>
        <text:list-item>
          <text:p text:style-name="P20"><text:span text:style-name="Strong_20_Emphasis"><text:span text:style-name="T2">Análisis de Protocolo</text:span></text:span><text:span text:style-name="T2">: La herramienta puede identificar protocolos a nivel de red (IP) y de transporte (TCP/UDP). </text:span></text:p>
        </text:list-item>
        <text:list-item>
          <text:p text:style-name="P20"><text:span text:style-name="Strong_20_Emphasis"><text:span text:style-name="T2">Monitorización de Puertos Abiertos</text:span></text:span><text:span text:style-name="T2">: Se puede monitorizar tráfico de puertos específicos para detectar tráfico no autorizado o no deseado. </text:span></text:p>
        </text:list-item>
        <text:list-item>
          <text:p text:style-name="P10"><text:span text:style-name="Strong_20_Emphasis"><text:span text:style-name="T2">Reporte de Resultados</text:span></text:span><text:span text:style-name="T2">: La información capturada se presenta de forma clara para facilitar su análisis. </text:span></text:p>
        </text:list-item>
      </text:list>
      <text:h text:style-name="Heading_20_4" text:outline-level="4"><text:span text:style-name="Strong_20_Emphasis"><text:span text:style-name="T2">Requerimientos y Preparación</text:span></text:span></text:h>
      <text:list xml:id="list990157274" text:style-name="L6">
        <text:list-item>
          <text:p text:style-name="P21"><text:span text:style-name="Strong_20_Emphasis"><text:span text:style-name="T2">Python 3.x</text:span></text:span><text:span text:style-name="T2">: El proyecto está basado en Python. </text:span></text:p>
        </text:list-item>
        <text:list-item>
          <text:p text:style-name="P21"><text:span text:style-name="Strong_20_Emphasis"><text:span text:style-name="T2">Scapy</text:span></text:span><text:span text:style-name="T2">: Se debe instalar la biblioteca Scapy con el comando </text:span><text:span text:style-name="Source_20_Text"><text:span text:style-name="T2">pip install scapy</text:span></text:span><text:span text:style-name="T2">. Scapy es una poderosa herramienta para la manipulación de paquetes de red. </text:span></text:p>
        </text:list-item>
        <text:list-item>
          <text:p text:style-name="P21"><text:span text:style-name="Strong_20_Emphasis"><text:span text:style-name="T2">Privilegios de Administrador</text:span></text:span><text:span text:style-name="T2">: Necesitarás privilegios de administrador o root para capturar paquetes de red, debido a la interacción directa con la interfaz de red. </text:span></text:p>
        </text:list-item>
        <text:list-item>
          <text:p text:style-name="P11"><text:span text:style-name="Strong_20_Emphasis"><text:span text:style-name="T2">Sistema Operativo</text:span></text:span><text:span text:style-name="T2">: Este proyecto puede ser ejecutado tanto en Linux como en Windows, pero en Linux necesitarás instalar las dependencias de Scapy adecuadas para la captura de paquetes. </text:span></text:p>
        </text:list-item>
      </text:list>
      <text:h text:style-name="Heading_20_4" text:outline-level="4"><text:span text:style-name="Strong_20_Emphasis"><text:span text:style-name="T2">Desglose del Código</text:span></text:span></text:h>
      <text:list xml:id="list408595476" text:style-name="L7">
        <text:list-item>
          <text:p text:style-name="P12"><text:span text:style-name="Strong_20_Emphasis"><text:span text:style-name="T2">Importación de Scapy</text:span></text:span><text:span text:style-name="T2">: Lo primero que debemos hacer es importar la biblioteca </text:span><text:span text:style-name="Strong_20_Emphasis"><text:span text:style-name="T2">Scapy</text:span></text:span><text:span text:style-name="T2"> para tener acceso a las herramientas que nos permitirán capturar y analizar los paquetes.</text:span></text:p>
          <text:p text:style-name="P27"><text:soft-page-break/><text:span text:style-name="Source_20_Text"><text:span text:style-name="T2">from scapy.all import sniff</text:span></text:span></text:p>
          <text:p text:style-name="P12"><text:span text:style-name="Strong_20_Emphasis"><text:span text:style-name="T2">Scapy</text:span></text:span><text:span text:style-name="T2"> es una biblioteca extremadamente potente que nos permite crear, enviar y recibir paquetes de red. El método </text:span><text:span text:style-name="Source_20_Text"><text:span text:style-name="T2">sniff</text:span></text:span><text:span text:style-name="T2"> es utilizado para capturar los paquetes en la red.</text:span></text:p>
        </text:list-item>
        <text:list-item>
          <text:p text:style-name="P12"><text:span text:style-name="Strong_20_Emphasis"><text:span text:style-name="T2">Definición de la función de callback</text:span></text:span><text:span text:style-name="T2">: Esta función es llamada cada vez que Scapy captura un paquete. Aquí es donde analizamos el paquete.</text:span></text:p>
          <text:p text:style-name="P24"><text:span text:style-name="Source_20_Text"><text:span text:style-name="T2">def packet_callback(packet):</text:span></text:span></text:p>
          <text:p text:style-name="P24"><text:span text:style-name="Source_20_Text"><text:span text:style-name="T2"><text:s text:c="4"/>if packet.haslayer('IP'): <text:s/># Verifica si el paquete tiene una capa IP</text:span></text:span></text:p>
          <text:p text:style-name="P24"><text:span text:style-name="Source_20_Text"><text:span text:style-name="T2"><text:s text:c="8"/>ip_src = packet['IP'].src <text:s/># Extrae la dirección IP de origen</text:span></text:span></text:p>
          <text:p text:style-name="P24"><text:span text:style-name="Source_20_Text"><text:span text:style-name="T2"><text:s text:c="8"/>ip_dst = packet['IP'].dst <text:s/># Extrae la dirección IP de destino</text:span></text:span></text:p>
          <text:p text:style-name="P24"><text:span text:style-name="Source_20_Text"><text:span text:style-name="T2"><text:s text:c="8"/>protocol = packet['IP'].proto <text:s/># Extrae el protocolo</text:span></text:span></text:p>
          <text:p text:style-name="P27"><text:span text:style-name="Source_20_Text"><text:span text:style-name="T2"><text:s text:c="8"/>print(f"Paquete de {ip_src} a {ip_dst}, Protocolo: {protocol}")</text:span></text:span></text:p>
          <text:list>
            <text:list-item>
              <text:p text:style-name="P22"><text:span text:style-name="Strong_20_Emphasis"><text:span text:style-name="Source_20_Text"><text:span text:style-name="T2">packet.haslayer('IP')</text:span></text:span></text:span><text:span text:style-name="T2">: Verifica si el paquete tiene una capa de IP. Esto es importante porque no todos los paquetes contienen una capa IP (por ejemplo, paquetes ARP). </text:span></text:p>
            </text:list-item>
            <text:list-item>
              <text:p text:style-name="P22"><text:span text:style-name="Strong_20_Emphasis"><text:span text:style-name="Source_20_Text"><text:span text:style-name="T2">packet['IP'].src</text:span></text:span></text:span><text:span text:style-name="T2">: Obtiene la dirección IP de origen. </text:span></text:p>
            </text:list-item>
            <text:list-item>
              <text:p text:style-name="P22"><text:span text:style-name="Strong_20_Emphasis"><text:span text:style-name="Source_20_Text"><text:span text:style-name="T2">packet['IP'].dst</text:span></text:span></text:span><text:span text:style-name="T2">: Obtiene la dirección IP de destino. </text:span></text:p>
            </text:list-item>
            <text:list-item>
              <text:p text:style-name="P22"><text:span text:style-name="Strong_20_Emphasis"><text:span text:style-name="Source_20_Text"><text:span text:style-name="T2">packet['IP'].proto</text:span></text:span></text:span><text:span text:style-name="T2">: Obtiene el número del protocolo utilizado (por ejemplo, TCP tiene el valor 6, UDP tiene el valor 17). </text:span></text:p>
            </text:list-item>
          </text:list>
        </text:list-item>
        <text:list-item>
          <text:p text:style-name="P12"><text:span text:style-name="Strong_20_Emphasis"><text:span text:style-name="T2">Captura de Paquetes</text:span></text:span><text:span text:style-name="T2">: Usamos la función </text:span><text:span text:style-name="Strong_20_Emphasis"><text:span text:style-name="Source_20_Text"><text:span text:style-name="T2">sniff</text:span></text:span></text:span><text:span text:style-name="T2"> de Scapy para capturar paquetes. El parámetro </text:span><text:span text:style-name="Source_20_Text"><text:span text:style-name="T2">prn</text:span></text:span><text:span text:style-name="T2"> especifica la función que se llamará para procesar cada paquete capturado, mientras que </text:span><text:span text:style-name="Source_20_Text"><text:span text:style-name="T2">store=0</text:span></text:span><text:span text:style-name="T2"> indica que no almacenaremos los paquetes capturados en memoria.</text:span></text:p>
          <text:p text:style-name="P27"><text:span text:style-name="Source_20_Text"><text:span text:style-name="T2">sniff(prn=packet_callback, store=0)</text:span></text:span></text:p>
          <text:list>
            <text:list-item>
              <text:p text:style-name="P22"><text:span text:style-name="Strong_20_Emphasis"><text:span text:style-name="Source_20_Text"><text:span text:style-name="T2">prn=packet_callback</text:span></text:span></text:span><text:span text:style-name="T2">: Especifica que la función </text:span><text:span text:style-name="Source_20_Text"><text:span text:style-name="T2">packet_callback</text:span></text:span><text:span text:style-name="T2"> se ejecutará para cada paquete capturado. </text:span></text:p>
            </text:list-item>
            <text:list-item>
              <text:p text:style-name="P12"><text:span text:style-name="Strong_20_Emphasis"><text:span text:style-name="Source_20_Text"><text:span text:style-name="T2">store=0</text:span></text:span></text:span><text:span text:style-name="T2">: Le indica a Scapy que no almacene los paquetes en una lista, ya que no es necesario para este caso. </text:span></text:p>
            </text:list-item>
          </text:list>
        </text:list-item>
      </text:list>
      <text:h text:style-name="Heading_20_4" text:outline-level="4"><text:span text:style-name="Strong_20_Emphasis"><text:span text:style-name="T2">Posibles Mejoras</text:span></text:span></text:h>
      <text:p text:style-name="P4">El proyecto básico que hemos planteado solo captura paquetes IP y muestra el protocolo y las direcciones. Aquí algunos enfoques avanzados para mejorar el proyecto:</text:p>
      <text:list xml:id="list4284327752" text:style-name="L8">
        <text:list-item>
          <text:p text:style-name="P13"><text:span text:style-name="Strong_20_Emphasis"><text:span text:style-name="T2">Filtrar Paquetes Específicos</text:span></text:span><text:span text:style-name="T2">: Puedes usar filtros de Scapy para capturar solo ciertos tipos de paquetes, como solo TCP, UDP o incluso paquetes con puertos específicos.</text:span></text:p>
          <text:p text:style-name="P28"><text:span text:style-name="Source_20_Text"><text:span text:style-name="T2">sniff(filter="tcp port 80", prn=packet_callback)</text:span></text:span></text:p>
          <text:p text:style-name="P15"><text:soft-page-break/>Este filtro capturaría solo los paquetes TCP que se envían al puerto 80 (HTTP).</text:p>
        </text:list-item>
        <text:list-item>
          <text:p text:style-name="P13"><text:span text:style-name="Strong_20_Emphasis"><text:span text:style-name="T2">Almacenar y Analizar Paquetes</text:span></text:span><text:span text:style-name="T2">: En lugar de simplemente imprimir los paquetes, podemos almacenarlos en un archivo de log o en una base de datos para su posterior análisis. Se pueden capturar estadísticas como la cantidad de paquetes, los puertos más utilizados, etc.</text:span></text:p>
        </text:list-item>
        <text:list-item>
          <text:p text:style-name="P13"><text:span text:style-name="Strong_20_Emphasis"><text:span text:style-name="T2">Análisis en Profundidad</text:span></text:span><text:span text:style-name="T2">: Scapy permite inspeccionar las diferentes capas de los paquetes. Por ejemplo, puedes analizar la carga útil de los paquetes TCP, los encabezados HTTP o incluso realizar un análisis de comportamiento de los dispositivos conectados.</text:span></text:p>
        </text:list-item>
        <text:list-item>
          <text:p text:style-name="P13"><text:span text:style-name="Strong_20_Emphasis"><text:span text:style-name="T2">Visualización de Datos</text:span></text:span><text:span text:style-name="T2">: Integrar bibliotecas como </text:span><text:span text:style-name="Strong_20_Emphasis"><text:span text:style-name="T2">matplotlib</text:span></text:span><text:span text:style-name="T2"> o </text:span><text:span text:style-name="Strong_20_Emphasis"><text:span text:style-name="T2">seaborn</text:span></text:span><text:span text:style-name="T2"> para crear gráficos y visualizaciones del tráfico capturado, tales como los tipos de protocolos más utilizados o la distribución de direcciones IP.</text:span></text:p>
        </text:list-item>
      </text:list>
      <text:h text:style-name="Heading_20_4" text:outline-level="4"><text:span text:style-name="Strong_20_Emphasis"><text:span text:style-name="T2">Ejemplo Mejorado con Filtro y Análisis Adicional</text:span></text:span></text:h>
      <text:p text:style-name="Preformatted_20_Text"><text:span text:style-name="Source_20_Text"><text:span text:style-name="T2">from scapy.all import sniff</text:span></text:span></text:p>
      <text:p text:style-name="P2"/>
      <text:p text:style-name="Preformatted_20_Text"><text:span text:style-name="Source_20_Text"><text:span text:style-name="T2"># Función para procesar cada paquete capturado</text:span></text:span></text:p>
      <text:p text:style-name="Preformatted_20_Text"><text:span text:style-name="Source_20_Text"><text:span text:style-name="T2">def packet_callback(packet):</text:span></text:span></text:p>
      <text:p text:style-name="Preformatted_20_Text"><text:span text:style-name="Source_20_Text"><text:span text:style-name="T2"><text:s text:c="4"/>if packet.haslayer('IP'):</text:span></text:span></text:p>
      <text:p text:style-name="Preformatted_20_Text"><text:span text:style-name="Source_20_Text"><text:span text:style-name="T2"><text:s text:c="8"/>ip_src = packet['IP'].src</text:span></text:span></text:p>
      <text:p text:style-name="Preformatted_20_Text"><text:span text:style-name="Source_20_Text"><text:span text:style-name="T2"><text:s text:c="8"/>ip_dst = packet['IP'].dst</text:span></text:span></text:p>
      <text:p text:style-name="Preformatted_20_Text"><text:span text:style-name="Source_20_Text"><text:span text:style-name="T2"><text:s text:c="8"/>protocol = packet['IP'].proto</text:span></text:span></text:p>
      <text:p text:style-name="Preformatted_20_Text"><text:span text:style-name="Source_20_Text"><text:span text:style-name="T2"><text:s text:c="8"/>print(f"Paquete de {ip_src} a {ip_dst}, Protocolo: {protocol}")</text:span></text:span></text:p>
      <text:p text:style-name="Preformatted_20_Text"><text:span text:style-name="Source_20_Text"><text:span text:style-name="T2"><text:s text:c="8"/></text:span></text:span></text:p>
      <text:p text:style-name="Preformatted_20_Text"><text:span text:style-name="Source_20_Text"><text:span text:style-name="T2"><text:s text:c="8"/>if packet.haslayer('TCP'):</text:span></text:span></text:p>
      <text:p text:style-name="Preformatted_20_Text"><text:span text:style-name="Source_20_Text"><text:span text:style-name="T2"><text:s text:c="12"/>print(f"Puerto de origen: {packet['TCP'].sport}, Puerto de destino: {packet['TCP'].dport}")</text:span></text:span></text:p>
      <text:p text:style-name="P2"/>
      <text:p text:style-name="Preformatted_20_Text"><text:span text:style-name="Source_20_Text"><text:span text:style-name="T2"># Iniciar la captura de paquetes TCP en el puerto 80</text:span></text:span></text:p>
      <text:p text:style-name="P3"><text:span text:style-name="Source_20_Text"><text:span text:style-name="T2">sniff(filter="tcp port 80", prn=packet_callback, store=0)</text:span></text:span></text:p>
      <text:h text:style-name="Heading_20_4" text:outline-level="4"><text:span text:style-name="Strong_20_Emphasis"><text:span text:style-name="T2">Conclusión</text:span></text:span></text:h>
      <text:p text:style-name="P4">Este proyecto permite a los usuarios realizar un análisis básico de tráfico de red. Puedes personalizarlo para capturar paquetes más específicos y realizar análisis más avanzados según las necesidades. Es una herramienta básica pero poderosa para comenzar a trabajar en el monitoreo y análisis de redes, un aspecto esencial de la ciberseguridad.</text:p>
      <text:p text:style-name="Horizontal_20_Line"><text:span text:style-name="T2"/></text:p>
      <text:p text:style-name="P4"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Times New Roman" fo:font-family="'Times New Roman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06T02:28:04.746000000</meta:creation-date>
    <dc:date>2025-01-06T02:39:35.261000000</dc:date>
    <meta:editing-duration>PT6M30S</meta:editing-duration>
    <meta:editing-cycles>3</meta:editing-cycles>
    <meta:generator>Trio_Office/6.2.8.2$Windows_x86 LibreOffice_project/</meta:generator>
    <meta:document-statistic meta:table-count="0" meta:image-count="0" meta:object-count="0" meta:page-count="3" meta:paragraph-count="58" meta:word-count="841" meta:character-count="5665" meta:non-whitespace-character-count="4784"/>
  </office:meta>
</office:document-meta>
</file>